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16cm" fo:min-width="2.993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3cm" fo:min-width="3.945cm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37cm" fo:min-width="3.945cm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81cm" fo:min-width="2.508cm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022cm" fo:min-width="2.508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15cm" fo:min-width="3.628cm" fo:padding-top="0.151cm" fo:padding-bottom="0.151cm" fo:padding-left="0.276cm" fo:padding-right="0.276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5cm" fo:min-width="3.628cm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022cm" fo:min-width="2.508cm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3.945cm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16cm" fo:min-width="2.993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style:font-name="Liberation Sans" fo:font-size="10pt" style:letter-kerning="true" style:font-name-asian="Noto Sans CJK SC" style:font-size-asian="18pt" style:font-name-complex="Noto Sans Devanagari" style:font-size-complex="18pt"/>
    </style:style>
    <style:style style:name="P4" style:family="paragraph">
      <loext:graphic-properties draw:fill="none"/>
      <style:paragraph-properties fo:text-align="center"/>
      <style:text-properties style:font-name="Liberation Sans" fo:font-size="10pt" style:letter-kerning="true" style:font-name-asian="Noto Sans CJK SC" style:font-size-asian="18pt" style:font-name-complex="Noto Sans Devanagari" style:font-size-complex="18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2cm" svg:height="0.953cm" svg:x="4.485cm" svg:y="2.316cm">
          <text:p text:style-name="P1">train.csv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2" draw:text-style-name="P2" xml:id="id2" draw:id="id2" draw:layer="layout" svg:width="4.445cm" svg:height="0.953cm" svg:x="4.009cm" svg:y="3.857cm">
          <text:p text:style-name="P1">Vectorise across atmospheric lay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3" draw:id="id3" draw:layer="layout" svg:width="4.445cm" svg:height="0.953cm" svg:x="4.009cm" svg:y="5.127cm">
          <text:p text:style-name="P1">Add physics-inspired new feature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4" draw:id="id4" draw:layer="layout" svg:width="3.493cm" svg:height="1.588cm" svg:x="4.485cm" svg:y="6.584cm">
          <text:p text:style-name="P3">Prenormalised disk batch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xml:id="id5" draw:id="id5" draw:layer="layout" svg:width="4.445cm" svg:height="1.27cm" svg:x="4.009cm" svg:y="8.807cm">
          <text:p text:style-name="P1">Calculate variances and scal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4" xml:id="id6" draw:id="id6" draw:layer="layout" svg:width="3.493cm" svg:height="1.588cm" svg:x="4.485cm" svg:y="11.029cm">
          <draw:glue-point draw:id="8" svg:x="-5.004cm" svg:y="-0.994cm"/>
          <text:p text:style-name="P3">Normalised disk batche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8" draw:id="id8" draw:layer="layout" svg:width="4.445cm" svg:height="0.953cm" svg:x="4.009cm" svg:y="13.569cm">
          <text:p text:style-name="P1">CatBoost train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4" xml:id="id16" draw:id="id16" draw:layer="layout" svg:width="3.493cm" svg:height="1.906cm" svg:x="4.485cm" svg:y="19.284cm">
          <text:p text:style-name="P3">CatBoost predicted training output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2" xml:id="id18" draw:id="id18" draw:layer="layout" svg:width="4.127cm" svg:height="0.952cm" svg:x="12.446cm" svg:y="12.865cm">
          <text:p text:style-name="P1">test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7" draw:id="id7" draw:layer="layout" svg:width="4.127cm" svg:height="0.952cm" svg:x="9.182cm" svg:y="11.348cm">
          <text:p text:style-name="P1">Scale factor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4" xml:id="id15" draw:id="id15" draw:layer="layout" svg:width="3.493cm" svg:height="1.906cm" svg:x="9.499cm" svg:y="19.249cm">
          <text:p text:style-name="P3">CatBoost predicted test outpu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2" xml:id="id13" draw:id="id13" draw:layer="layout" svg:width="4.445cm" svg:height="0.952cm" svg:x="4.009cm" svg:y="22.142cm">
          <text:p text:style-name="P1">CNN train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10" draw:id="id10" draw:layer="layout" svg:width="4.445cm" svg:height="0.953cm" svg:x="4.009cm" svg:y="17.379cm">
          <text:p text:style-name="P1">CatBoost train predi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2" xml:id="id14" draw:id="id14" draw:layer="layout" svg:width="4.445cm" svg:height="0.952cm" svg:x="9.023cm" svg:y="23.848cm">
          <text:p text:style-name="P1">CNN predi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21" draw:id="id21" draw:layer="layout" svg:width="3.492cm" svg:height="0.953cm" svg:x="9.499cm" svg:y="27.67cm">
          <text:p text:style-name="P1">submission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2" xml:id="id9" draw:id="id9" draw:layer="layout" svg:width="3.492cm" svg:height="0.953cm" svg:x="4.485cm" svg:y="15.475cm">
          <text:p text:style-name="P1">CatBoost model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11" draw:text-style-name="P2" xml:id="id17" draw:id="id17" draw:layer="layout" svg:width="3.492cm" svg:height="0.953cm" svg:x="4.485cm" svg:y="23.847cm">
          <text:p text:style-name="P1">CNN mode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5" draw:layer="layout" svg:x1="6.231cm" svg:y1="3.213cm" svg:x2="6.232cm" svg:y2="3.857cm" draw:start-shape="id1" draw:start-glue-point="6" draw:end-shape="id2" draw:end-glue-point="4" svg:d="M6231 3213v363h1v281" svg:viewBox="0 0 2 645">
          <text:p/>
        </draw:connector>
        <draw:connector draw:style-name="gr12" draw:text-style-name="P5" draw:layer="layout" svg:x1="6.232cm" svg:y1="4.81cm" svg:x2="6.232cm" svg:y2="5.127cm" draw:start-shape="id2" draw:start-glue-point="6" draw:end-shape="id3" draw:end-glue-point="4" svg:d="M6232 4810v317" svg:viewBox="0 0 1 318">
          <text:p/>
        </draw:connector>
        <draw:connector draw:style-name="gr12" draw:text-style-name="P5" draw:layer="layout" svg:x1="6.232cm" svg:y1="6.08cm" svg:x2="6.232cm" svg:y2="6.584cm" draw:start-shape="id3" draw:start-glue-point="6" draw:end-shape="id4" draw:end-glue-point="4" svg:d="M6232 6080v504" svg:viewBox="0 0 1 505">
          <text:p/>
        </draw:connector>
        <draw:connector draw:style-name="gr12" draw:text-style-name="P5" draw:layer="layout" svg:x1="6.232cm" svg:y1="8.047cm" svg:x2="6.232cm" svg:y2="8.807cm" draw:start-shape="id4" draw:start-glue-point="6" draw:end-shape="id5" draw:end-glue-point="4" svg:d="M6232 8047v760" svg:viewBox="0 0 1 761">
          <text:p/>
        </draw:connector>
        <draw:connector draw:style-name="gr12" draw:text-style-name="P5" draw:layer="layout" svg:x1="6.232cm" svg:y1="10.077cm" svg:x2="6.232cm" svg:y2="11.029cm" draw:start-shape="id5" draw:start-glue-point="6" draw:end-shape="id6" draw:end-glue-point="4" svg:d="M6232 10077v952" svg:viewBox="0 0 1 953">
          <text:p/>
        </draw:connector>
        <draw:connector draw:style-name="gr12" draw:text-style-name="P5" draw:layer="layout" svg:x1="8.454cm" svg:y1="9.442cm" svg:x2="11.246cm" svg:y2="11.348cm" draw:start-shape="id5" draw:start-glue-point="7" draw:end-shape="id7" draw:end-glue-point="4" svg:d="M8454 9442h2792v1906" svg:viewBox="0 0 2793 1907">
          <text:p/>
        </draw:connector>
        <draw:connector draw:style-name="gr12" draw:text-style-name="P5" draw:layer="layout" svg:x1="6.232cm" svg:y1="12.492cm" svg:x2="6.232cm" svg:y2="13.569cm" draw:start-shape="id6" draw:start-glue-point="6" draw:end-shape="id8" draw:end-glue-point="4" svg:d="M6232 12492v1077" svg:viewBox="0 0 1 1078">
          <text:p/>
        </draw:connector>
        <draw:connector draw:style-name="gr12" draw:text-style-name="P5" draw:layer="layout" svg:x1="6.232cm" svg:y1="14.522cm" svg:x2="6.231cm" svg:y2="15.475cm" draw:start-shape="id8" draw:start-glue-point="6" draw:end-shape="id9" draw:end-glue-point="4" svg:d="M6232 14522v476h-1v477" svg:viewBox="0 0 2 954">
          <text:p/>
        </draw:connector>
        <draw:connector draw:style-name="gr12" draw:text-style-name="P5" draw:layer="layout" svg:x1="4.485cm" svg:y1="11.823cm" svg:x2="4.009cm" svg:y2="17.856cm" draw:start-shape="id6" draw:start-glue-point="5" draw:end-shape="id10" draw:end-glue-point="5" svg:d="M4485 11823h-978v6033h502" svg:viewBox="0 0 979 6034">
          <text:p/>
        </draw:connector>
        <draw:custom-shape draw:style-name="gr2" draw:text-style-name="P2" xml:id="id11" draw:id="id11" draw:layer="layout" svg:width="4.445cm" svg:height="0.953cm" svg:x="9.023cm" svg:y="17.38cm">
          <text:p text:style-name="P1">CatBoost test predic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2" draw:text-style-name="P5" draw:layer="layout" svg:x1="6.231cm" svg:y1="16.372cm" svg:x2="6.232cm" svg:y2="17.379cm" draw:start-shape="id9" draw:start-glue-point="6" draw:end-shape="id10" draw:end-glue-point="4" svg:d="M6231 16372v531h1v476" svg:viewBox="0 0 2 1008">
          <text:p/>
        </draw:connector>
        <draw:connector draw:style-name="gr12" draw:text-style-name="P5" draw:layer="layout" svg:x1="7.977cm" svg:y1="15.952cm" svg:x2="11.246cm" svg:y2="17.38cm" draw:start-shape="id9" draw:start-glue-point="7" draw:end-shape="id11" draw:end-glue-point="4" svg:d="M7977 15952h3269v1428" svg:viewBox="0 0 3270 1429">
          <text:p/>
        </draw:connector>
        <draw:custom-shape draw:style-name="gr2" draw:text-style-name="P2" xml:id="id12" draw:id="id12" draw:layer="layout" svg:width="4.445cm" svg:height="0.953cm" svg:x="12.287cm" svg:y="14.674cm">
          <draw:glue-point draw:id="8" svg:x="1.43cm" svg:y="5.005cm"/>
          <text:p text:style-name="P1">Preprocess like training dat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2" draw:text-style-name="P5" draw:layer="layout" svg:x1="11.246cm" svg:y1="12.244cm" svg:x2="12.287cm" svg:y2="15.151cm" draw:start-shape="id7" draw:start-glue-point="6" draw:end-shape="id12" draw:end-glue-point="5" svg:d="M11246 12244v2907h1041" svg:viewBox="0 0 1042 2908">
          <text:p/>
        </draw:connector>
        <draw:connector draw:style-name="gr12" draw:text-style-name="P5" draw:layer="layout" draw:line-skew="-1.443cm" svg:x1="4.485cm" svg:y1="11.666cm" svg:x2="4.009cm" svg:y2="22.618cm" draw:start-shape="id6" draw:start-glue-point="8" draw:end-shape="id13" draw:end-glue-point="5" svg:d="M4485 11666h-2421v10952h1945" svg:viewBox="0 0 2422 10953">
          <text:p/>
        </draw:connector>
        <draw:connector draw:style-name="gr12" draw:text-style-name="P5" draw:layer="layout" svg:x1="15.144cm" svg:y1="15.626cm" svg:x2="13.468cm" svg:y2="24.324cm" draw:start-shape="id12" draw:start-glue-point="8" draw:end-shape="id14" draw:end-glue-point="7" svg:d="M15144 15626v8698h-1676" svg:viewBox="0 0 1677 8699">
          <text:p/>
        </draw:connector>
        <draw:connector draw:style-name="gr12" draw:text-style-name="P5" draw:layer="layout" svg:x1="11.246cm" svg:y1="21.005cm" svg:x2="11.246cm" svg:y2="23.848cm" draw:start-shape="id15" draw:start-glue-point="6" draw:end-shape="id14" draw:end-glue-point="4" svg:d="M11246 21005v2843" svg:viewBox="0 0 1 2844">
          <text:p/>
        </draw:connector>
        <draw:connector draw:style-name="gr12" draw:text-style-name="P5" draw:layer="layout" svg:x1="6.232cm" svg:y1="21.04cm" svg:x2="6.232cm" svg:y2="22.142cm" draw:start-shape="id16" draw:start-glue-point="6" draw:end-shape="id13" draw:end-glue-point="4" svg:d="M6232 21040v1102" svg:viewBox="0 0 1 1103">
          <text:p/>
        </draw:connector>
        <draw:connector draw:style-name="gr12" draw:text-style-name="P5" draw:layer="layout" svg:x1="6.232cm" svg:y1="23.094cm" svg:x2="6.231cm" svg:y2="23.847cm" draw:start-shape="id13" draw:start-glue-point="6" draw:end-shape="id17" draw:end-glue-point="4" svg:d="M6232 23094v377h-1v376" svg:viewBox="0 0 2 754">
          <text:p/>
        </draw:connector>
        <draw:connector draw:style-name="gr12" draw:text-style-name="P5" draw:layer="layout" svg:x1="7.977cm" svg:y1="24.324cm" svg:x2="9.023cm" svg:y2="24.324cm" draw:start-shape="id17" draw:start-glue-point="7" draw:end-shape="id14" draw:end-glue-point="5" svg:d="M7977 24324h1046" svg:viewBox="0 0 1047 1">
          <text:p/>
        </draw:connector>
        <draw:connector draw:style-name="gr12" draw:text-style-name="P5" draw:layer="layout" svg:x1="11.246cm" svg:y1="18.333cm" svg:x2="11.246cm" svg:y2="19.249cm" draw:start-shape="id11" draw:start-glue-point="6" draw:end-shape="id15" draw:end-glue-point="4" svg:d="M11246 18333v916" svg:viewBox="0 0 1 917">
          <text:p/>
        </draw:connector>
        <draw:connector draw:style-name="gr12" draw:text-style-name="P5" draw:layer="layout" svg:x1="6.232cm" svg:y1="18.332cm" svg:x2="6.232cm" svg:y2="19.284cm" draw:start-shape="id10" draw:start-glue-point="6" draw:end-shape="id16" draw:end-glue-point="4" svg:d="M6232 18332v952" svg:viewBox="0 0 1 953">
          <text:p/>
        </draw:connector>
        <draw:custom-shape draw:style-name="gr10" draw:text-style-name="P2" xml:id="id20" draw:id="id20" draw:layer="layout" svg:width="4.445cm" svg:height="0.952cm" svg:x="9.023cm" svg:y="25.765cm">
          <text:p text:style-name="P1">Unscal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19" draw:id="id19" draw:layer="layout" svg:width="4.445cm" svg:height="0.953cm" svg:x="14.97cm" svg:y="25.952cm">
          <draw:glue-point draw:id="8" svg:x="1.43cm" svg:y="5.005cm"/>
          <text:p text:style-name="P1">Calculate cloud trick column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2" draw:text-style-name="P5" draw:layer="layout" svg:x1="16.573cm" svg:y1="13.341cm" svg:x2="17.193cm" svg:y2="25.952cm" draw:start-shape="id18" draw:start-glue-point="7" draw:end-shape="id19" draw:end-glue-point="4" svg:d="M16573 13341h620v12611" svg:viewBox="0 0 621 12612">
          <text:p/>
        </draw:connector>
        <draw:connector draw:style-name="gr12" draw:text-style-name="P5" draw:layer="layout" svg:x1="11.246cm" svg:y1="24.8cm" svg:x2="11.246cm" svg:y2="25.765cm" draw:start-shape="id14" draw:start-glue-point="6" draw:end-shape="id20" draw:end-glue-point="4" svg:d="M11246 24800v965" svg:viewBox="0 0 1 966">
          <text:p/>
        </draw:connector>
        <draw:connector draw:style-name="gr12" draw:text-style-name="P5" draw:layer="layout" svg:x1="11.246cm" svg:y1="26.717cm" svg:x2="11.245cm" svg:y2="27.67cm" draw:start-shape="id20" draw:start-glue-point="6" draw:end-shape="id21" draw:end-glue-point="4" svg:d="M11246 26717v464h-1v489" svg:viewBox="0 0 2 954">
          <text:p/>
        </draw:connector>
        <draw:connector draw:style-name="gr12" draw:text-style-name="P5" draw:layer="layout" svg:x1="17.193cm" svg:y1="26.905cm" svg:x2="12.991cm" svg:y2="28.147cm" draw:start-shape="id19" draw:start-glue-point="6" draw:end-shape="id21" draw:end-glue-point="7" svg:d="M17193 26905v1242h-4202" svg:viewBox="0 0 4203 1243">
          <text:p/>
        </draw:connector>
        <draw:connector draw:style-name="gr12" draw:text-style-name="P5" draw:layer="layout" svg:x1="14.51cm" svg:y1="15.627cm" svg:x2="13.468cm" svg:y2="17.857cm" draw:start-shape="id12" draw:start-glue-point="6" draw:end-shape="id11" draw:end-glue-point="7" svg:d="M14510 15627v2230h-1042" svg:viewBox="0 0 1043 2231">
          <text:p/>
        </draw:connector>
        <draw:connector draw:style-name="gr12" draw:text-style-name="P5" draw:layer="layout" svg:x1="14.51cm" svg:y1="13.761cm" svg:x2="14.51cm" svg:y2="14.674cm" draw:start-shape="id18" draw:start-glue-point="6" draw:end-shape="id12" draw:end-glue-point="4" svg:d="M14510 13761v913" svg:viewBox="0 0 1 9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08:04:19.505787825</meta:creation-date>
    <dc:date>2024-07-12T09:14:56.528045129</dc:date>
    <meta:editing-duration>PT34M58S</meta:editing-duration>
    <meta:editing-cycles>7</meta:editing-cycles>
    <meta:generator>LibreOffice/24.2.4.2$Linux_X86_64 LibreOffice_project/420$Build-2</meta:generator>
    <meta:document-statistic meta:object-count="47"/>
  </office:meta>
</office:document-meta>
</file>